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7ad3e" officeooo:paragraph-rsid="0017ad3e" style:font-size-asian="18pt" style:font-size-complex="18pt"/>
    </style:style>
    <style:style style:name="P2" style:family="paragraph" style:parent-style-name="Standard">
      <style:paragraph-properties fo:text-align="start" style:justify-single-word="false"/>
      <style:text-properties fo:font-size="18pt" officeooo:rsid="0017ad3e" officeooo:paragraph-rsid="0017ad3e" style:font-size-asian="18pt" style:font-size-complex="18pt"/>
    </style:style>
    <style:style style:name="P3" style:family="paragraph" style:parent-style-name="Standard">
      <style:paragraph-properties fo:text-align="start" style:justify-single-word="false"/>
      <style:text-properties fo:font-size="18pt" officeooo:rsid="001d26c7" officeooo:paragraph-rsid="001d26c7" style:font-size-asian="18pt" style:font-size-complex="18pt"/>
    </style:style>
    <style:style style:name="P4" style:family="paragraph" style:parent-style-name="Standard">
      <style:paragraph-properties fo:text-align="start" style:justify-single-word="false"/>
      <style:text-properties fo:font-size="18pt" officeooo:rsid="002c439e" officeooo:paragraph-rsid="002c439e" style:font-size-asian="18pt" style:font-size-complex="18pt"/>
    </style:style>
    <style:style style:name="T1" style:family="text">
      <style:text-properties officeooo:rsid="00227b5e"/>
    </style:style>
    <style:style style:name="T2" style:family="text">
      <style:text-properties officeooo:rsid="002519b2"/>
    </style:style>
    <style:style style:name="T3" style:family="text">
      <style:text-properties officeooo:rsid="00255bfd"/>
    </style:style>
    <style:style style:name="T4" style:family="text">
      <style:text-properties officeooo:rsid="001de7ee"/>
    </style:style>
    <style:style style:name="T5" style:family="text">
      <style:text-properties officeooo:rsid="001f8ab9"/>
    </style:style>
    <style:style style:name="T6" style:family="text">
      <style:text-properties officeooo:rsid="001b56df"/>
    </style:style>
    <style:style style:name="T7" style:family="text">
      <style:text-properties officeooo:rsid="002015de"/>
    </style:style>
    <style:style style:name="T8" style:family="text">
      <style:text-properties officeooo:rsid="0027547f"/>
    </style:style>
    <style:style style:name="T9" style:family="text">
      <style:text-properties officeooo:rsid="0028b431"/>
    </style:style>
    <style:style style:name="T10" style:family="text">
      <style:text-properties officeooo:rsid="0028f207"/>
    </style:style>
    <style:style style:name="T11" style:family="text">
      <style:text-properties officeooo:rsid="002c0b0e"/>
    </style:style>
    <style:style style:name="T12" style:family="text">
      <style:text-properties officeooo:rsid="002c43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sonas</text:p>
      <text:p text:style-name="P2">Zhan</text:p>
      <text:p text:style-name="P2">Pascal</text:p>
      <text:p text:style-name="P2">Phoenix</text:p>
      <text:p text:style-name="P2"/>
      <text:p text:style-name="P2"><text:tab/>Sara, <text:span text:style-name="T3">23 ans,</text:span> est une amie de collège de Gwen au USA. Elles sont meilleures amies depuis longtemps. Elle est danseuse comme Gwen au USA. <text:span text:style-name="T8">Elle est <text:s/>‘première danseuse’ dans une équipe mondiale. Elle participe à un concert à Paris en fin juillet.</text:span> Elle voudrait participer au mariage de Gwen <text:span text:style-name="T8">juste après le concert</text:span>. Elle pourra aller sur le site en anglais afin de consulter les informations sur hôtel par exemple et notamment sur les détails du mariage. Elle pourra également se présenter en tant <text:span text:style-name="T6">que</text:span> demoiselle d’honneur. <text:span text:style-name="T10">Pour les détails du mariage, e</text:span><text:span text:style-name="T4">lle pourra lire le planning afin d’y participer à l’organisation. </text:span><text:span text:style-name="T5">De plus elle </text:span><text:span text:style-name="T7">pourra</text:span><text:span text:style-name="T5"> accéder à l’onglet Lodging afin de choisir un hôtel pour se loger </text:span><text:span text:style-name="T10">puisque son équipe lui fournit un hôtel que jusqu’à 3 jours après la date du concert</text:span><text:span text:style-name="T5">. </text:span><text:span text:style-name="T3">Par ailleurs elle amènera son petit ami avec lui, </text:span><text:span text:style-name="T9">il</text:span><text:span text:style-name="T3"> arrivera quelques jours avant afin d</text:span><text:span text:style-name="T9">e rejoindre Sara </text:span><text:span text:style-name="T3">et participer à l’organisation du mariage.</text:span></text:p>
      <text:p text:style-name="P2"/>
      <text:p text:style-name="P3"><text:tab/>Jérôme, <text:span text:style-name="T11">38 ans,</text:span> est un <text:span text:style-name="T4">ami proche de Sébastien, il </text:span><text:span text:style-name="T8">travaille</text:span><text:span text:style-name="T4"> </text:span><text:span text:style-name="T8">dans un hôtel 5 étoiles en tant chef cuisiner et propriétaire de l’hôtel, </text:span><text:span text:style-name="T4">il voudrait préparer quelques choses pour Sébastien pendant son mariage. Il s’est donc basé sur son métier pour préparer sa surprise. Il ira sur l’onglet menu pour voir le traiteur choisi pour le mariage afin de préparer quelques choses différentes de ce qui est prévu pendant le mariage. Par contre il ne pourra pas avoir le menu exacte du mariage. </text:span><text:span text:style-name="T5">Par ailleurs l’</text:span><text:span text:style-name="T3">accès au</text:span><text:span text:style-name="T5"> planning est nécessaire pour qu’il sache préparer pour quelle heure. </text:span><text:span text:style-name="T11">En outre</text:span><text:span text:style-name="T8"> il veut bien proposer d’organiser le mariage dans son hôtel, il pourra donner sa proposition dans l’onglet support.</text:span></text:p>
      <text:p text:style-name="P3"/>
      <text:p text:style-name="P3"><text:span text:style-name="T5"><text:tab/></text:span><text:span text:style-name="T1">David, </text:span><text:span text:style-name="T3">42 ans,</text:span><text:span text:style-name="T1"> est le </text:span><text:span text:style-name="T2">frère de M.Sébastien. </text:span><text:span text:style-name="T8">Il adore les anime depuis qu’il est tout petit et a décidé de travailler dessus .</text:span><text:span text:style-name="T2"> Il est au </text:span><text:soft-page-break/><text:span text:style-name="T2">Japon pour travailler sur </text:span><text:span text:style-name="T8">les </text:span><text:span text:style-name="T2">anime </text:span><text:span text:style-name="T8">avec le désaccord de ses parents</text:span><text:span text:style-name="T2">. </text:span><text:span text:style-name="T8">Il était en difficulté au début mais il a pu tenir grâce à son frère, i</text:span><text:span text:style-name="T2">l aimerai </text:span><text:span text:style-name="T8">donc </text:span><text:span text:style-name="T2">venir au mariage et ramener une amie du Japon. Il pourra aller sur le site pour voir les hôtels proche afin de loger son amie avec ou sans lui. Il pourra également prévenir avec le support pour l’arrivée de son amie et également ses allergies si elle en a. Il pourra également aider à organiser le mariage en regardant le planning, il mettra </text:span><text:span text:style-name="T3">s</text:span><text:span text:style-name="T2">es conseils sur le support dans la partie ‘Autre’.</text:span></text:p>
      <text:p text:style-name="P3"/>
      <text:p text:style-name="P3"/>
      <text:p text:style-name="P3"><text:tab/><text:span text:style-name="T12">Invité : Ils pourront accéder à l’onglet planning pour connaître les endroits et l’heure qu’ils devront aller.</text:span></text:p>
      <text:p text:style-name="P4">Ils peuvent aller sur l’onglet menu pour connaître les plats du jour J et signaler également leurs allergies via le support.</text:p>
      <text:p text:style-name="P4">Afin de préparer assez de places pour tout le monde, ils peuvent prévenir via le support en répondant à la question ‘Combien seriez vous ?’</text:p>
      <text:p text:style-name="P4">Pour les invités venant d’autres régions voire d’autres pays, ils peuvent consulter l’onglet Logement afin de trouver un hôtel le jour J.</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2T18:44:56.377000000</meta:creation-date>
    <dc:date>2022-01-23T19:06:42.695000000</dc:date>
    <meta:editing-duration>PT55M17S</meta:editing-duration>
    <meta:editing-cycles>13</meta:editing-cycles>
    <meta:generator>LibreOffice/7.1.0.3$Windows_X86_64 LibreOffice_project/f6099ecf3d29644b5008cc8f48f42f4a40986e4c</meta:generator>
    <meta:document-statistic meta:table-count="0" meta:image-count="0" meta:object-count="0" meta:page-count="2" meta:paragraph-count="11" meta:word-count="495" meta:character-count="2863" meta:non-whitespace-character-count="2374"/>
  </office:meta>
</office:document-meta>
</file>